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weight="bold" style:font-weight-asian="bold" style:font-size-complex="12pt"/>
    </style:style>
    <style:style style:name="P4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75.01mm" style:type="right"/>
        </style:tab-stops>
      </style:paragraph-properties>
      <style:text-properties officeooo:paragraph-rsid="00081d82"/>
    </style:style>
    <style:style style:name="P6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15.02mm" style:type="center"/>
          <style:tab-stop style:position="175.01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27.53mm" style:type="center"/>
          <style:tab-stop style:position="175.01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90.01mm" style:type="center"/>
          <style:tab-stop style:position="175.01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142.52mm" style:type="center"/>
          <style:tab-stop style:position="175.01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4.23mm" fo:margin-bottom="0mm" loext:contextual-spacing="false" fo:text-indent="0mm" style:auto-text-indent="false" fo:break-before="page" style:writing-mode="lr-tb">
        <style:tab-stops>
          <style:tab-stop style:position="92.52mm" style:type="center"/>
          <style:tab-stop style:position="175.01mm" style:type="right"/>
        </style:tab-stops>
      </style:paragraph-properties>
    </style:style>
    <style:style style:name="P12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/>
    </style:style>
    <style:style style:name="P13" style:family="paragraph" style:parent-style-name="Standard">
      <style:paragraph-properties fo:margin-left="0mm" fo:margin-right="0mm" fo:margin-top="4.23mm" fo:margin-bottom="0mm" loext:contextual-spacing="false" fo:text-indent="1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</style:style>
    <style:style style:name="P14" style:family="paragraph" style:parent-style-name="Standard">
      <style:paragraph-properties fo:margin-left="0mm" fo:margin-right="0mm" fo:margin-top="4.23mm" fo:margin-bottom="0mm" loext:contextual-spacing="false" fo:text-indent="10mm" style:auto-text-indent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style:font-name="Times New Roman" style:language-asian="ru" style:country-asian="RU" style:font-size-complex="12pt" style:language-complex="ar" style:country-complex="SA"/>
    </style:style>
    <style:style style:name="P15" style:family="paragraph" style:parent-style-name="Standard" style:list-style-name="WWNum3">
      <style:paragraph-properties fo:margin-left="15.01mm" fo:margin-right="0mm" fo:margin-top="4.23mm" fo:margin-bottom="0mm" loext:contextual-spacing="false" fo:text-indent="-5.01mm" style:auto-text-indent="false" style:writing-mode="lr-tb"/>
    </style:style>
    <style:style style:name="P16" style:family="paragraph" style:parent-style-name="Standard" style:list-style-name="WWNum3">
      <style:paragraph-properties fo:margin-left="15.01mm" fo:margin-right="0mm" fo:margin-top="4.23mm" fo:margin-bottom="0mm" loext:contextual-spacing="false" fo:text-indent="-5.01mm" style:auto-text-indent="false" style:writing-mode="lr-tb"/>
      <style:text-properties officeooo:paragraph-rsid="000cbfbc"/>
    </style:style>
    <style:style style:name="P17" style:family="paragraph" style:parent-style-name="Standard" style:list-style-name="L1">
      <style:paragraph-properties fo:margin-top="4.23mm" fo:margin-bottom="0mm" loext:contextual-spacing="false" style:writing-mode="lr-tb">
        <style:tab-stops>
          <style:tab-stop style:position="92.52mm" style:type="center"/>
          <style:tab-stop style:position="175.01mm" style:type="right"/>
        </style:tab-stops>
      </style:paragraph-properties>
      <style:text-properties officeooo:paragraph-rsid="000ba517"/>
    </style:style>
    <style:style style:name="P18" style:family="paragraph" style:parent-style-name="Нормальный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P19" style:family="paragraph" style:parent-style-name="Нормальный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Нормальный">
      <style:paragraph-properties fo:margin-left="0mm" fo:margin-right="0mm" fo:line-height="150%" fo:text-indent="0mm" style:auto-text-indent="false" style:writing-mode="lr-tb">
        <style:tab-stops>
          <style:tab-stop style:position="125.02mm"/>
        </style:tab-stops>
      </style:paragraph-properties>
    </style:style>
    <style:style style:name="P21" style:family="paragraph" style:parent-style-name="Нормальный">
      <style:paragraph-properties fo:margin-left="0mm" fo:margin-right="0mm" fo:line-height="150%" fo:text-indent="0mm" style:auto-text-indent="false" style:writing-mode="lr-tb">
        <style:tab-stops>
          <style:tab-stop style:position="102.52mm"/>
          <style:tab-stop style:position="175.01mm" style:type="right"/>
        </style:tab-stops>
      </style:paragraph-properties>
    </style:style>
    <style:style style:name="P22" style:family="paragraph" style:parent-style-name="Нормальный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60.01mm"/>
          <style:tab-stop style:position="110.01mm"/>
        </style:tab-stops>
      </style:paragraph-properties>
    </style:style>
    <style:style style:name="P23" style:family="paragraph" style:parent-style-name="Нормальный">
      <style:paragraph-properties fo:margin-left="0mm" fo:margin-right="0mm" fo:margin-top="4.23mm" fo:margin-bottom="0mm" loext:contextual-spacing="false" fo:text-indent="0mm" style:auto-text-indent="false" style:writing-mode="lr-tb">
        <style:tab-stops>
          <style:tab-stop style:position="60.01mm"/>
        </style:tab-stops>
      </style:paragraph-properties>
    </style:style>
    <style:style style:name="T1" style:family="text">
      <style:text-properties style:font-name="Times New Roman" fo:font-size="13pt" fo:font-weight="bold" style:font-size-asian="13pt" style:font-weight-asian="bold" style:font-size-complex="13pt"/>
    </style:style>
    <style:style style:name="T2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anguage="ru" fo:country="RU" fo:font-style="italic" style:font-size-asian="12pt" style:font-style-asian="italic" style:font-size-complex="12pt"/>
    </style:style>
    <style:style style:name="T4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/>
    </style:style>
    <style:style style:name="T5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 fo:background-color="#ffff00"/>
    </style:style>
    <style:style style:name="T6" style:family="text">
      <style:text-properties style:font-name="Times New Roman" fo:font-size="12pt" fo:language="ru" fo:country="RU" style:font-size-asian="12pt" style:font-size-complex="12pt"/>
    </style:style>
    <style:style style:name="T7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Times New Roman" fo:font-size="12pt" fo:language="ru" fo:country="RU" officeooo:rsid="00081d82" fo:background-color="transparent" loext:char-shading-value="0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font-size-asian="12pt" style:font-size-complex="12pt" fo:background-color="#ffff00"/>
    </style:style>
    <style:style style:name="T11" style:family="text">
      <style:text-properties style:font-name="Times New Roman" fo:font-size="12pt" officeooo:rsid="000cbfbc" style:font-size-asian="12pt" style:font-size-complex="12pt" fo:background-color="#ffff00"/>
    </style:style>
    <style:style style:name="T12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3" style:family="text">
      <style:text-properties style:font-name="Times New Roman" fo:font-size="12pt" officeooo:rsid="000cbfbc" loext:char-shading-value="0" style:font-size-asian="12pt" style:font-size-complex="12pt" fo:background-color="#ffff00"/>
    </style:style>
    <style:style style:name="T14" style:family="text">
      <style:text-properties style:font-name="Times New Roman" fo:font-size="12pt" officeooo:rsid="000cbfbc" fo:background-color="transparent" loext:char-shading-value="0" style:font-size-asian="12pt" style:font-size-complex="12pt"/>
    </style:style>
    <style:style style:name="T15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6pt" fo:letter-spacing="1.06mm" fo:font-weight="bold" style:font-size-asian="16pt" style:font-weight-asian="bold" style:font-size-complex="12pt"/>
    </style:style>
    <style:style style:name="T18" style:family="text">
      <style:text-properties style:font-name="Times New Roman" fo:font-weight="bold" style:font-weight-asian="bold" style:font-size-complex="12pt"/>
    </style:style>
    <style:style style:name="T19" style:family="text">
      <style:text-properties style:font-name="Times New Roman" fo:font-style="italic" style:text-underline-style="solid" style:text-underline-width="auto" style:text-underline-color="font-color" style:font-style-asian="italic" style:font-size-complex="12pt"/>
    </style:style>
    <style:style style:name="T20" style:family="text">
      <style:text-properties style:font-name="Times New Roman" fo:font-style="italic" style:text-underline-style="solid" style:text-underline-width="auto" style:text-underline-color="font-color" style:font-style-asian="italic" style:font-size-complex="12pt" style:font-style-complex="italic"/>
    </style:style>
    <style:style style:name="T21" style:family="text">
      <style:text-properties style:font-name="Times New Roman" style:font-size-complex="12pt"/>
    </style:style>
    <style:style style:name="T22" style:family="text">
      <style:text-properties style:font-name="Times New Roman" style:font-size-complex="12pt" style:language-complex="ar" style:country-complex="SA" style:font-style-complex="italic"/>
    </style:style>
    <style:style style:name="T23" style:family="text">
      <style:text-properties style:font-name="Times New Roman" style:font-size-complex="12pt" fo:background-color="#ffff00"/>
    </style:style>
    <style:style style:name="T24" style:family="text">
      <style:text-properties style:font-name="Times New Roman" officeooo:rsid="000cbfbc" style:font-size-complex="12pt" fo:background-color="#ffff00"/>
    </style:style>
    <style:style style:name="T25" style:family="text">
      <style:text-properties style:font-name="Times New Roman" fo:language="en" fo:country="US" fo:font-style="italic" style:text-underline-style="solid" style:text-underline-width="auto" style:text-underline-color="font-color" style:font-style-asian="italic" style:font-size-complex="12pt"/>
    </style:style>
    <style:style style:name="T26" style:family="text">
      <style:text-properties style:font-name="Times New Roman" fo:language="en" fo:country="US" fo:font-weight="bold" style:font-weight-asian="bold" style:font-size-complex="12pt"/>
    </style:style>
    <style:style style:name="T27" style:family="text">
      <style:text-properties style:font-name="Times New Roman" fo:language="en" fo:country="US" style:font-size-complex="12pt" fo:background-color="#ffff00"/>
    </style:style>
    <style:style style:name="T28" style:family="text">
      <style:text-properties style:font-name="Times New Roman" fo:language="en" fo:country="US" officeooo:rsid="000cbfbc" style:font-size-complex="12pt" fo:background-color="#ffff00"/>
    </style:style>
    <style:style style:name="T29" style:family="text">
      <style:text-properties style:font-name="Times New Roman" style:text-underline-style="solid" style:text-underline-width="auto" style:text-underline-color="font-color" fo:font-weight="bold" style:font-weight-asian="bold" style:font-size-complex="12pt"/>
    </style:style>
    <style:style style:name="T30" style:family="text">
      <style:text-properties style:font-name="Times New Roman" style:text-underline-style="solid" style:text-underline-width="auto" style:text-underline-color="font-color" style:font-size-complex="12pt"/>
    </style:style>
    <style:style style:name="T31" style:family="text">
      <style:text-properties style:font-name="Times New Roman" style:text-underline-style="solid" style:text-underline-width="auto" style:text-underline-color="font-color" style:font-size-complex="12pt" style:language-complex="ar" style:country-complex="SA" style:font-style-complex="italic"/>
    </style:style>
    <style:style style:name="T32" style:family="text">
      <style:text-properties style:font-name="Times New Roman" style:language-asian="ru" style:country-asian="RU" style:font-size-complex="12pt" style:language-complex="ar" style:country-complex="SA"/>
    </style:style>
    <style:style style:name="T33" style:family="text">
      <style:text-properties style:font-name="Times New Roman" style:language-asian="ru" style:country-asian="RU" style:font-size-complex="12pt" style:language-complex="ar" style:country-complex="SA" fo:background-color="#ffff00"/>
    </style:style>
    <style:style style:name="T34" style:family="text">
      <style:text-properties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35" style:family="text">
      <style:text-properties style:font-name="Times New Roman" loext:char-shading-value="0" style:language-asian="ru" style:country-asian="RU" style:font-size-complex="12pt" style:language-complex="ar" style:country-complex="SA" fo:background-color="#ffff00"/>
    </style:style>
    <style:style style:name="T36" style:family="text">
      <style:text-properties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37" style:family="text">
      <style:text-properties style:font-name="Times New Roman" officeooo:rsid="000cbfbc" loext:char-shading-value="0" style:font-size-complex="12pt" fo:background-color="#ffff00"/>
    </style:style>
    <style:style style:name="T38" style:family="text">
      <style:text-properties style:font-name="Times New Roman" officeooo:rsid="000cbfbc" fo:background-color="transparent" loext:char-shading-value="0" style:font-size-complex="12pt"/>
    </style:style>
    <style:style style:name="T39" style:family="text">
      <style:text-properties fo:text-transform="uppercase" style:font-name="Times New Roman" fo:font-size="8pt" fo:font-weight="bold" style:font-size-asian="8pt" style:font-weight-asian="bold" style:font-size-complex="8pt"/>
    </style:style>
    <style:style style:name="T40" style:family="text">
      <style:text-properties fo:language="ru" fo:country="RU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style:use-window-font-color="true" style:font-name="Times New Roman" style:text-underline-style="solid" style:text-underline-width="auto" style:text-underline-color="font-color" officeooo:rsid="00081d82" fo:background-color="transparent" loext:char-shading-value="0" style:language-asian="ru" style:country-asian="RU" style:font-size-complex="12pt" style:language-complex="ar" style:country-complex="SA" style:font-style-complex="italic"/>
    </style:style>
    <style:style style:name="T44" style:family="text">
      <style:text-properties style:use-window-font-color="true" style:font-name="Times New Roman" style:text-underline-style="solid" style:text-underline-width="auto" style:text-underline-color="font-color" fo:font-weight="normal" fo:background-color="transparent" loext:char-shading-value="0" style:language-asian="ru" style:country-asian="RU" style:font-weight-asian="normal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Times New Roman" style:text-underline-style="solid" style:text-underline-width="auto" style:text-underline-color="font-color" style:font-size-complex="12pt" style:language-complex="ar" style:country-complex="SA" style:font-style-complex="italic"/>
    </style:style>
    <style:style style:name="T46" style:family="text">
      <style:text-properties style:use-window-font-color="true" style:font-name="Times New Roman" fo:font-weight="bold" fo:background-color="transparent" loext:char-shading-value="0" style:font-weight-asian="bold" style:font-size-complex="12pt"/>
    </style:style>
    <style:style style:name="T47" style:family="text">
      <style:text-properties style:use-window-font-color="true" style:font-name="Times New Roman" fo:font-style="italic" style:text-underline-style="solid" style:text-underline-width="auto" style:text-underline-color="font-color" fo:font-weight="bold" officeooo:rsid="00081d82" fo:background-color="transparent" loext:char-shading-value="0" style:font-style-asian="italic" style:font-weight-asian="bold" style:font-size-complex="12pt"/>
    </style:style>
    <style:style style:name="T48" style:family="text">
      <style:text-properties style:use-window-font-color="true" style:font-name="Times New Roman" fo:language="en" fo:country="US" style:text-underline-style="solid" style:text-underline-width="auto" style:text-underline-color="font-color" officeooo:rsid="000a09e3" fo:background-color="transparent" loext:char-shading-value="0" style:font-size-complex="12pt" style:language-complex="ar" style:country-complex="SA" style:font-style-complex="italic"/>
    </style:style>
    <style:style style:name="T49" style:family="text">
      <style:text-properties style:use-window-font-color="true"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50" style:family="text">
      <style:text-properties style:use-window-font-color="true"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51" style:family="text">
      <style:text-properties style:use-window-font-color="true" style:font-name="Times New Roman" fo:background-color="transparent" loext:char-shading-value="0" style:language-asian="ru" style:country-asian="RU" style:font-size-complex="12pt" style:language-complex="ar" style:country-complex="SA"/>
    </style:style>
    <style:style style:name="T52" style:family="text">
      <style:text-properties style:use-window-font-color="true" style:font-name="Times New Roman" officeooo:rsid="000ba517" fo:background-color="transparent" loext:char-shading-value="0" style:language-asian="ru" style:country-asian="RU" style:font-size-complex="12pt" style:language-complex="ar" style:country-complex="SA"/>
    </style:style>
    <style:style style:name="T53" style:family="text">
      <style:text-properties style:use-window-font-color="true" style:font-name="Times New Roman" style:language-asian="ru" style:country-asian="RU" style:font-size-complex="12pt" style:language-complex="ar" style:country-complex="SA"/>
    </style:style>
    <style:style style:name="T54" style:family="text">
      <style:text-properties style:use-window-font-color="tru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науки и высшего образования Российской Федерации</text:span></text:p>
      <text:p text:style-name="P1"><text:span text:style-name="T39">федеральное государственное автономное образовательное учреждение высшего образования </text:span></text:p>
      <text:p text:style-name="P2"><text:span text:style-name="T1">“САНКТ-ПЕТЕРБУРГСКИЙ НАЦИОНАЛЬНЫЙ ИССЛЕДОВАТЕЛЬСКИЙ </text:span></text:p>
      <text:p text:style-name="P2"><text:span text:style-name="T1">УНИВЕРСИТЕТ ИНФОРМАЦИОННЫХ ТЕХНОЛОГИЙ, </text:span></text:p>
      <text:p text:style-name="P2"><text:span text:style-name="T1">МЕХАНИКИ И ОПТИКИ”</text:span></text:p>
      <text:p text:style-name="P2"><text:bookmark-start text:name="_Hlk514183322"/></text:p>
      <text:p text:style-name="P18"/>
      <text:p text:style-name="P20"><text:span text:style-name="T2"><text:tab/>УТВЕРЖДАЮ</text:span></text:p>
      <text:p text:style-name="P21"><text:span text:style-name="T16"><text:tab/>Руководитель ОП</text:span></text:p>
      <text:p text:style-name="P21"><text:span text:style-name="T3"><text:tab/></text:span><text:span text:style-name="T4">проф. Парфенов В. Г.<text:tab/></text:span></text:p>
      <text:p text:style-name="P21"><text:span text:style-name="T6"><text:tab/></text:span><text:span text:style-name="T7"><text:tab/></text:span><text:span text:style-name="T6"> 20</text:span><text:span text:style-name="T8">19</text:span><text:span text:style-name="T6"> г.</text:span></text:p>
      <text:p text:style-name="P3"/>
      <text:p text:style-name="P19"/>
      <text:p text:style-name="P2"><text:bookmark-end text:name="_Hlk514183322"/><text:span text:style-name="T17">ЗАДАНИЕ</text:span></text:p>
      <text:p text:style-name="P2"><text:span text:style-name="T18">НА ВЫПУСКНУЮ КВАЛИФИКАЦИОННУЮ РАБОТУ</text:span></text:p>
      <text:p text:style-name="P19"/>
      <text:p text:style-name="P4"><text:span text:style-name="T18">Студенту</text:span><text:span text:style-name="T46"> </text:span><text:span text:style-name="T47">Самарину А.О.</text:span><text:span text:style-name="T19"><text:tab/></text:span><text:span text:style-name="T18"> Группа</text:span><text:span text:style-name="T21"> </text:span><text:span text:style-name="T25">M</text:span><text:span text:style-name="T19">343</text:span><text:span text:style-name="Highlight"><text:span text:style-name="T43">7</text:span></text:span><text:span text:style-name="T29"> </text:span><text:span text:style-name="T26"> </text:span><text:span text:style-name="T18">Факультет </text:span><text:span text:style-name="T19">ИТиП</text:span></text:p>
      <text:p text:style-name="P5"><text:span text:style-name="T18">Руководитель </text:span><text:span text:style-name="Highlight"><text:span text:style-name="T44">Чивилихин Даниил Сергеевич, н.с., к.т.н., Университет ИТМО, ФИТиП, научный сотрудник </text:span></text:span><text:span text:style-name="T19"><text:tab/></text:span></text:p>
      <text:p text:style-name="P6"><text:span text:style-name="T18">1 Наименование темы:</text:span><text:span text:style-name="T21">  </text:span><text:span text:style-name="T20">Разработка автоматизированного метода настройки вариационных алгоритмов для квантового компьютера</text:span><text:span text:style-name="T30"><text:tab/><text:tab/></text:span><text:line-break/><text:span text:style-name="T30"><text:tab/><text:tab/></text:span></text:p>
      <text:p text:style-name="P7"><text:span text:style-name="T18">Направление подготовки (специальность)</text:span><text:span text:style-name="T21"> </text:span><text:span text:style-name="FillIn"><text:span text:style-name="T31"><text:tab/>01.03.02 Прикладная математика и информатика<text:tab/></text:span></text:span></text:p>
      <text:p text:style-name="P8"><text:span text:style-name="T18">Квалификация </text:span><text:span text:style-name="FillIn"><text:span text:style-name="T31"><text:tab/>Бакалавр<text:tab/></text:span></text:span></text:p>
      <text:p text:style-name="P9"><text:span text:style-name="T18">2. Срок сдачи студентом законченной работы </text:span><text:span text:style-name="FillIn"><text:span text:style-name="T31"><text:tab/>6 мая </text:span></text:span><text:span text:style-name="FillIn"><text:span text:style-name="T45">20</text:span></text:span><text:span text:style-name="Highlight"><text:span text:style-name="T48">19</text:span></text:span><text:span text:style-name="FillIn"><text:span text:style-name="T45"> г</text:span></text:span><text:span text:style-name="FillIn"><text:span text:style-name="T31">.<text:tab/></text:span></text:span></text:p>
      <text:p text:style-name="P10"><text:span text:style-name="T18">3. Техническое задание и исходные данные к диссертации</text:span></text:p>
      <text:p text:style-name="P13"><text:span text:style-name="Highlight"><text:span text:style-name="T50">1) Изучить существующие подходы решения задачи поиска энергии основного состояния</text:span></text:span></text:p>
      <text:p text:style-name="P13"><text:span text:style-name="Highlight"><text:span text:style-name="T50">2) Изучить эволюционные алгоритмы</text:span></text:span></text:p>
      <text:p text:style-name="P13"><text:span text:style-name="Highlight"><text:span text:style-name="T50">3) Разработать несколько вариантов метода, настраивающего VQE с использованием эволюционных алгоритмов</text:span></text:span></text:p>
      <text:p text:style-name="P13"><text:span text:style-name="Highlight"><text:span text:style-name="T50">4) Оценить и сравнить эффективность методов</text:span></text:span></text:p>
      <text:p text:style-name="P13"><text:span text:style-name="Highlight"><text:span text:style-name="T50">5) Выбрать из методов наилучший</text:span></text:span></text:p>
      <text:p text:style-name="P11"><text:span text:style-name="T18">4 Содержание выпускной работы (перечень подлежащих разработке вопросов)</text:span></text:p>
      <text:list xml:id="list457018986" text:style-name="L1">
        <text:list-item>
          <text:p text:style-name="P17"><text:span text:style-name="Highlight"><text:span text:style-name="T52">Глава 1: обзор квантовых вычислений, задачи поиска энергии основного состояния молекулы и существующих ее решений, эволюционных алгоритмов</text:span></text:span></text:p>
        </text:list-item>
        <text:list-item>
          <text:p text:style-name="P17"><text:span text:style-name="Highlight"><text:span text:style-name="T52">Глава 2: Разработка метода настройки квантовой схемы в алгоритме VQE с использованием эволюционного подхода</text:span></text:span></text:p>
        </text:list-item>
        <text:list-item>
          <text:p text:style-name="P17"><text:span text:style-name="Highlight"><text:span text:style-name="T52">Глава 3: Выбор параметров метода, сравнение с существующими решениями</text:span></text:span></text:p>
        </text:list-item>
      </text:list>
      <text:p text:style-name="P10"><text:span text:style-name="T18">5 Перечень графического материала (с указанием обязательного материала)</text:span></text:p>
      <text:p text:style-name="P13"><text:span text:style-name="Highlight"><text:span text:style-name="T50">Графические материалы и чертежи работой не предусмотрены</text:span></text:span></text:p>
      <text:p text:style-name="P14"><text:span text:style-name="Highlight"/></text:p>
      <text:p text:style-name="P14"><text:span text:style-name="Highlight"/></text:p>
      <text:p text:style-name="P14"><text:span text:style-name="Highlight"/></text:p>
      <text:p text:style-name="P14"><text:span text:style-name="Highlight"/></text:p>
      <text:p text:style-name="P14"><text:span text:style-name="Highlight"/></text:p>
      <text:p text:style-name="P10"><text:span text:style-name="T18">6 Исходные материалы и пособия</text:span><text:span text:style-name="FillIn"><text:span text:style-name="T22"> </text:span></text:span></text:p>
      <text:list xml:id="list2258383832" text:style-name="WWNum3">
        <text:list-item>
          <text:p text:style-name="P16"><text:span text:style-name="Highlight"><text:span text:style-name="T50">Cao Y. [и др.]. Quantum Chemistry in the Age of Quantum Computing // arXiv:1812.09976 [quant-ph]. 2018.</text:span></text:span></text:p>
        </text:list-item>
        <text:list-item>
          <text:p text:style-name="P16"><text:span text:style-name="Highlight"><text:span text:style-name="T50">Буздалов М.В. Генерация тестов для определения неэффективных решений олимпиадных задач по программированию с использованием эволюционных алгоритмов: диссертация ... кандидата технических наук. Университет ИТМО, Санкт-Петербург, 2014.</text:span></text:span></text:p>
        </text:list-item>
        <text:list-item>
          <text:p text:style-name="P16"><text:span text:style-name="Highlight"><text:span text:style-name="T50">Kandala A. [и др.]. Hardware-efficient Variational Quantum Eigensolver for Small Molecules and Quantum Magnets // Nature. 2017. № 7671 (549). C. 242–246.</text:span></text:span><text:span text:style-name="T54"><text:line-break/></text:span><text:line-break/><text:line-break/></text:p>
        </text:list-item>
      </text:list>
      <text:p text:style-name="P10"><text:span text:style-name="T18">7 Дата выдачи задания </text:span><text:span text:style-name="T21">«</text:span><text:span text:style-name="T30">18</text:span><text:span text:style-name="T21">» декабря 20</text:span><text:span text:style-name="T38">18</text:span><text:span text:style-name="T21">г.</text:span></text:p>
      <text:p text:style-name="P22"><text:span text:style-name="T6">Руководитель ВКР <text:tab/></text:span><text:span text:style-name="T4"><text:tab/></text:span></text:p>
      <text:p text:style-name="P22"><text:span text:style-name="T6">Задание принял к исполнению<text:tab/></text:span><text:span text:style-name="T4"><text:tab/></text:span></text:p>
      <text:p text:style-name="P23"><text:span text:style-name="T6"><text:tab/></text:span><text:span text:style-name="T9">«</text:span><text:span text:style-name="T7">18</text:span><text:span text:style-name="T9">» </text:span><text:span text:style-name="T6">декабря</text:span><text:span text:style-name="T9"> 2</text:span><text:span text:style-name="T15">0</text:span><text:span text:style-name="T14">18</text:span><text:span text:style-name="T9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justify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Нормальный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line-height="115%" fo:text-align="center" style:justify-single-word="false" fo:orphans="2" fo:widows="2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Ноcf0мальный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1" style:display-name="Абзац списка1" style:family="paragraph" style:parent-style-name="Standard" style:default-outline-level="">
      <style:paragraph-properties fo:margin-left="12.7mm" fo:margin-right="0mm" fo:margin-top="2.12mm" fo:margin-bottom="0mm" loext:contextual-spacing="false" fo:text-align="justify" style:justify-single-word="false" fo:orphans="2" fo:widows="2" fo:hyphenation-ladder-count="no-limit" fo:text-indent="0mm" style:auto-text-indent="false" style:vertical-align="auto"/>
      <style:text-properties fo:font-size="12pt" fo:language="ru" fo:country="RU" style:font-size-asian="12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align="start" style:justify-single-word="false" fo:orphans="2" fo:widows="2" fo:text-indent="0mm" style:auto-text-indent="false" style:vertical-align="auto"/>
      <style:text-properties style:font-name="Cambria" fo:font-family="Cambria" style:font-family-generic="roman" style:font-pitch="variable"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15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15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Шрифт_20_абзаца_20_по_20_умолчанию" style:display-name="Шрифт абзаца по умолчанию" style:family="text"/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>
      <style:text-properties fo:color="#ff0000" fo:language="ru" fo:country="RU" fo:font-style="italic" style:language-asian="en" style:country-asian="US" style:font-style-asian="italic"/>
    </style:style>
    <style:style style:name="Абзац_20_списка_20_Знак" style:display-name="Абзац списка Знак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2.51mm" fo:margin-left="20mm" fo:margin-right="15.01mm" style:writing-mode="lr-tb" style:layout-grid-color="#c0c0c0" style:layout-grid-lines="2744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сгкий государственный институт</dc:title>
    <meta:initial-creator>Пух</meta:initial-creator>
    <meta:creation-date>2017-06-01T18:45:00</meta:creation-date>
    <dc:date>2019-06-11T00:03:01.939040658</dc:date>
    <meta:print-date>1997-11-22T13:28:00</meta:print-date>
    <meta:editing-cycles>19</meta:editing-cycles>
    <meta:editing-duration>PT9M43S</meta:editing-duration>
    <meta:generator>LibreOffice/6.2.3.2$Linux_X86_64 LibreOffice_project/20$Build-2</meta:generator>
    <meta:document-statistic meta:table-count="0" meta:image-count="0" meta:object-count="0" meta:page-count="2" meta:paragraph-count="37" meta:word-count="285" meta:character-count="2298" meta:non-whitespace-character-count="2021"/>
    <meta:user-defined meta:name="Company">Каф. ВТ</meta:user-defined>
    <meta:user-defined meta:name="Operator">Жевтяк Нина Вадимовна</meta:user-defined>
  </office:meta>
</office:document-meta>
</file>